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290000002070429860C51BDCC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Verdana" svg:font-family="Verdana, sans-serif"/>
    <style:font-face style:name="normal Verdana" svg:font-family="'normal Verdana', Tahom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65cm" loext:contextual-spacing="false" style:line-height-at-least="0.582cm" fo:text-align="start" style:justify-single-word="false" fo:text-indent="0cm" style:auto-text-indent="false"/>
      <style:text-properties officeooo:paragraph-rsid="000ae738"/>
    </style:style>
    <style:style style:name="T1" style:family="text">
      <style:text-properties fo:font-variant="normal" fo:text-transform="none" fo:color="#000000" style:font-name="Verdana" fo:font-size="10.5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000000" style:font-name="Verdana" fo:font-size="10.5pt" fo:letter-spacing="normal" fo:font-style="normal" fo:font-weight="normal" officeooo:rsid="000ae738" loext:padding="0cm" loext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frame draw:style-name="fr1" draw:name="Изображение1" text:anchor-type="paragraph" svg:width="1.446cm" svg:height="1.127cm" draw:z-index="0"><draw:image xlink:href="Pictures/10000000000000290000002070429860C51BDCCA.png" xlink:type="simple" xlink:show="embed" xlink:actuate="onLoad" loext:mime-type="image/png"/></draw:frame></text:p>
      <text:p text:style-name="Title">От MUMPS к MSH</text:p>
      <text:p text:style-name="P1"><text:span text:style-name="T1">В предыдущей статье я уже пытался рассказать народу о достоинствах такого малоизвестного языка программирования как MUMPS. Но наряду с его достоинствами у него имеются и недостатки о которых я и хотел бы поделиться в данной статье. Некоторые комментаторы которые удосужились взглянуть на этот язык кстати обратили на них внимание. Кроме того, я хочу предложить способы устранения этих недостатков в новом языке MSH.<text:line-break/></text:span><text:bookmark text:name="habracut"/><text:span text:style-name="T1"><text:line-break/>Первое впечатление, которое производит язык MUMPS, это то что он архаичен. Он был создан достаточно давно и будучи закрепленным в стандарте мало изменился по сравнению со своей 2-й редакцией. В MUMPS сообществе существует довольно сильное неприятие изменений этого языка. Но в реализациях пытаются вводить расширения для компенсации его недостатков, правда иногда крайне неудачно. Но несмотря на его недостатки идеология MUMPS очень продуктивна. <text:line-break/>По большому счету основной недостаток этого языка, это отсутствие объектов и системы обработки событий. Он не объектно ориентирован. Во первых, причина, как всегда, лежит в его истории. В момент его создания объектное программирование не было распространено. Язык был сразу стандартизован, что препятствовало его коренному изменению. Во вторых, включению в язык объектов препятствует отсутствие в языке декларации переменных. <text:line-break/>Короче, объекты необходимо в язык добавлять. Кроме того, я считаю, что современный язык программирования высокого уровня обязательно должен включать в себя развитую систему обработки событий. Из всех известных мне языков только ассемблер имеет средства обработки событий. Методология обработки событий широко применяется в практике программирования, как в визуальных библиотеках (Delphi, GTK, да и в других), так и для построения операционных систем. Операционные системы на уровне библиотек имеют различные средства обработки событий. Обработка событий в MUMPS крайне неразвита и фактически сводится к обработке ошибок, правда команда ZTRAP может создать пользовательское событие.<text:line-break/>В качестве отправной точки для создания языка MSH я взял MUMPS не случайно. Это совершенный язык. Он в каком то смысле идеален. В нем нет противоречий, лишних конструкций. Небольшая, но мощная библиотека встроенных функций языка. Невероятная гибкость языка. <text:line-break/>Основным, но не единственным достоинством этого языка является организация и управление данными. Описание данных отсутствует. Поэтому любая переменная может выступать в различных видах, в зависимости от контекста. В одном контексте она может трактоваться как строка, в другом как число. Структурой любой переменной является дерево, однако переменная может быть и простой. Расположена переменная может быть как в оперативной памяти, так и на любом блочном устройстве, даже на другом континенте.<text:line-break/>Представление данных, как в оперативной памяти, так и на внешних носителях, почти одинаково и поэтому данные могут обрабатываться одними и теме же средствами языка. Язык </text:span><text:soft-page-break/><text:span text:style-name="T1">имеет развитую систему обеспечения целостности данных. То есть, это полнофункциональная распределенная база данных. Конкретные реализации также имеют системы журналирования и дублирования данных. Язык имеет встроенную многозадачность со средствами синхронизации. Косвенный синтаксис и команда Xecute позволяют обрабатывать внешние команды, поступающие из вне программы.<text:line-break/><text:line-break/>Первый недостаток устраняется очень просто. Так как в языке принципиально отсутствует декларативность, то декларативная часть описания объекта отбрасывается и остается только реализация объекта в виде стандартного модуля. А в язык добавляется точечный синтаксис для обращения к свойствам объектов. Имя публичного свойства объекта ассоциируется с точкой входа в модуле. Для организации наследования вводим дополнительную команду Extend, в аргументах которой перечисляем всех предков данного класса. <text:line-break/>А вот систему обработки событий надо разрабатывать полностью. Для этого в язык MSH были добавлены команды обработки событий:<text:line-break/><text:line-break/>1. EventCall — команда привязывает к событию программу обработки,<text:line-break/>2. EventWait — команда ждет наступления заданного события,<text:line-break/>3. EventDelete – команда удаляет событие,<text:line-break/>4. EventTrap – команда порождает событие.<text:line-break/><text:line-break/>Этих команд должно быть достаточно для обработки событий. События могут быть системными, это те, что порождены внешним окружением. Например, асинхронное открытие устройства или ошибки RunTime в программе. События могут быть порождены и приложением с помощью команды EventTrap, тогда это пользовательское событие. Необходимые параметры передаются программе обработки событий в качестве аргументов.<text:line-break/><text:line-break/>Остальные изменения языка MSH по сравнению с MUMPS не столь принципиальны, но тем не менее должны улучшить его возможности.<text:line-break/>Начнем с локализации данных. В MUMPS принята своя терминология обозначения областей видимости данных. Аналогом глобалей MUMPS в других языках программирования являются данные расположенные в базах данных. Аналогом локалей MUMPS в языке Си являются глобальные и автоматические переменные. По умолчанию все переменные MUMPS являются глобальными переменными в терминологии языка Си. Для создания автоматических переменных по терминологии Си в MUMPS существует команда New в двух формах. Первая форма соответствует примерно декларированию переменных в языке Си. Все переменные перечисленные в этой команде становятся автоматическими переменными до конца подпрограммы. Вторая форма команды New аналогов в Си не имеет. Это так называемая исключительная форма команды New. В этом случае все переменные не перечисленные в этой команде становятся автоматическими в смысле Си до конца выполнения подпрограммы. Самих понятий глобальных и автоматических переменных в MUMPS нет, все они называются локалями. Такое положение вещей в MUMPS меня всегда напрягало. Неудобно в каждую подпрограмму включать команду New чтобы защитить переменные. Поэтому я решил отказаться от этого способа локализации данных.<text:line-break/>В MSH существует несколько областей видимости переменных.<text:line-break/></text:span><text:soft-page-break/><text:span text:style-name="T1">1. Переменные локализованные внутри вызова подпрограммы,<text:line-break/>2. Переменные локализованные внутри задания,<text:line-break/>3. Переменные локализованные внутри приложения,<text:line-break/>4. Переменные расположенные на внешних устройствах.<text:line-break/><text:line-break/>А так как в MSH как и в MUMPS отсутствует декларирование переменных, для разграничения областей видимости пришлось использовать единственный известный и проверенный метод древнего Бейсика по префиксу переменной.<text:line-break/>Переменные локализованные внутри приложения имеют префикс %.<text:line-break/>Переменные локализованные внутри вызова подпрограммы </text:span><text:span text:style-name="T2">не имеют имени</text:span><text:span text:style-name="T1">.<text:line-break/>Переменные расположенные на внешних устройствах имеют префикс ^.<text:line-break/>Все остальные переменные локализованы внутри </text:span><text:span text:style-name="T2">задания</text:span><text:span text:style-name="T1">.<text:line-break/>Это позволило исключить чудесную команду New.<text:line-break/><text:line-break/>Теперь по поводу структуры данных. В MUMPS одна структура данных для локалей и глобалей — это дерево. Переменные могут быть индексироваными и не индексироваными. Но в глобалях существует такое понятие, как сокращенная ссылка. Сокращенная ссылка сильно затрудняет как понимание программы, так и ее отладку. Кроме того, если в подпрограмме используется сокращенная ссылка, то такая подпрограмма не может быть использована для обработки локальных переменных, что нарушает целостность языка MUMPS. Поэтому в MSH сокращенная ссылка отсутствует. Чтобы язык MUMPS не потерял гибкости, в нем присутствует такая, очень сомнительная конструкция, как косвенный синтаксис. Который позволяет использовать в качестве имени переменной другую переменную, в которой находится имя первой переменной. Звучит несколько коряво, но столь же неудобно им и пользоваться. Эта конструкция языка вызывает много нареканий, поэтому в MSH эта конструкция исключена. А для того чтобы не потерять гибкость языка было решено отказаться от имени переменной и оставить только индекс. Первый индекс трактовать как имя переменной. Конечно, деревянная структура данных очень универсальна. Но она заведомо не оптимальна по скорости доступа для простых, не индексированных переменных. Поэтому в MSH добавлена еще одна структура данных — одномерный массив данных.<text:line-break/><text:line-break/>Перейдем к командам языка.<text:line-break/>Аргументы отделяются от команды пробелом. В MUMPS есть 2 типа синтаксически разных команд. В командах первого типа следующая команда отделяется от предыдущей пробелом. В этих командах пробелы имеют существенное значение и лишние пробелы недопустимы. Их наличие приводит к синтаксическим ошибкам. Если в команде нет аргументов, то за командой следуют 2 пробела. Команды второго типа завершаются концом строки. Таких команд 3: For, If, Else. Фактически эти команды используются в блоке с другими командами и поэтому их синтаксис отличается. Кроме этого, эти команды в отличии от команд первого типа не имеют условия их выполнения. Все это в совокупности приводит к тому что писать наглядные программы неудобно.<text:line-break/>В MSH применена несколько другая стратегия синтаксиса.<text:line-break/>Первое, введен признак конца команды-';'. Пробел сохранен как разделитель между командой и аргументами, но их количество теперь значения не имеет.<text:line-break/></text:span><text:soft-page-break/><text:span text:style-name="T1">Второе, введено понятие блочных команд. Команда этого типа является началом блока, а концом блока является команда End. Условие выполнения команды применяется ко всем командам. Синтаксис становится более однородным.<text:line-break/>Команды блокировки.<text:line-break/>В MUMPS команда блокировки Lock используется в 2х формах: для блокировки и разблокировки. В MSH команда блокировки разделена на блокировку по чтению, блокировку по записи и разблокировку. Кроме того, для блокировок со временем ожидания используются системные функции. Блокировки используются в основном для синхронизации процессов и синхронизации обращения к данным в разных заданиях. В MSH синхронизация обращения к данным на внешних устройствах и данным уровня приложения выполнены на уровне языка и дополнительного использования команд блокировки не требуют.<text:line-break/>Команда If стала блочной и должна завершаться либо Else, либо End. Аргументов у этой команды нет, а условие выполнения команды распространяется на весь блок. Команда Else используется вместе с командой If и также может иметь условие выполнения. Тогда эта команда превращается в команду ElseIf. Коменда Else — блочная и должна завершаться либо командой Else, либо командой End. Аргументов у команды Else нет.<text:line-break/>Другой блочной командой является команда For. Эта команда реализует цикл. По содержанию команда For MSH близка к команде for языка Си. Команда for Си имеет 3 аргумента. 1-й аргумент инициализация цикла. В MSH этот аргумент исключен из команды For. Необходимая инициализация переменных выполняется перед циклом командой Set. 2-й аргумент в Си задает условие окончания цикла. В MSH условие окончания цикла перенесено в условие выполнения команд For и End. Это позволило исключить команды цикла While и do While, так как команда цикла без аргументов реализует эти циклы. 3-й аргумент в команде for Си изменение параметров цикла является аргументом команды For в MSH.<text:line-break/>В связи с циклами в MUMPS есть одна неудобная особенность. Внутри цикла его можно завершить с помощью команды Quit. Но вся беда в том, что для завершения подпрограммы используется эта же команда, и завершить подпрограмму внутри цикла невозможно. В MSH в качестве команды завершения цикла используется команда Break, а для завершения подпрограммы применена команда Return. Команда Quit исключена.<text:line-break/>Опыт программирования в MUMPS мне показал что в 90% случаев команда For используется для организации обхода дерева. А это не самая удобная команда. Она требует дополнительных обращений за данными. Поэтому в MSH введены 3 команды итераторов и системная функция обхода дерева.<text:line-break/>1. команда Next- обход одного уровня дерева от начала до конца,<text:line-break/>2. команда Back- обход одного уровня дерева от конца до начала,<text:line-break/>3. команда Query- обход узла дерева на всю его глубину.<text:line-break/><text:line-break/>В MUMPS отсутствует такая полезная команда как Case. В MSH она добавлена в нотации языка Pascal, которая показалась мне более удачной, чем в Си. При этом переменная выбора может быть любого типа. Команда Case MSH блочная и завершается командой End. Метки внутри команды локализованы внутри блока.<text:line-break/><text:line-break/>Нет в MUMPS и такого понятия как константа, а вещь эта очень полезна, поэтому в MSH добавлена команда Const.<text:line-break/></text:span><text:soft-page-break/><text:span text:style-name="T1"><text:line-break/>Для организации наследования в MSH используется команда Extend.<text:line-break/>Кроме того из Си взята команда Include позволяющая компоновать текст программы из различных кусков.<text:line-break/><text:line-break/>В MSH изменена система передачи параметров в подпрограммы и функции. В MUMPS точки входа в подпрограмму и метки отличаются тем, что у точек входа присутствует иногда список формальных параметров. Но вызвать подпрограмму по любой метке, а возможно и по метке + смещение ничего не мешает, правда передать параметры в этом случае не удастся. То есть, в общем метка от точки входа может ничем не отличаться. Этот подход несколько не логичен и некрасив. Кроме того, список фактических параметров фиксирует их число, что не есть хорошо. В Си вынуждены были с помощью костылей добавить возможность передачи переменного числа фактических параметров. В MSH я поступил по другому. Никакого списка формальных параметров в MSH нет. Обращение к подпрограммам и функциям происходит по меткам в модуле с передачей фактических параметров в традиционной форме. В подпрограмму фактические параметры попадают в специальном массиве аргументов, количество которых сохраняется в нулевом элементе массива. <text:line-break/><text:line-break/>Кроме того, добавлены некоторые операции, самой значительной из которых является операция выбора в синтаксисе языка Си.<text:line-break/><text:line-break/>Все это было сделано для того, чтобы создать современный, надежный, гибкий язык программирования информационных систем.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Verdana" svg:font-family="Verdana, sans-serif"/>
    <style:font-face style:name="normal Verdana" svg:font-family="'normal Verdana', Tahom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Шарымов  Алексеевич</meta:initial-creator>
    <meta:creation-date>2014-11-19T10:05:40.301062653</meta:creation-date>
    <dc:date>2020-04-14T19:11:38.662766480</dc:date>
    <meta:editing-duration>PT6M6S</meta:editing-duration>
    <meta:editing-cycles>4</meta:editing-cycles>
    <meta:generator>LibreOffice/6.3.3.2.0$Linux_X86_64 LibreOffice_project/30$Build-2</meta:generator>
    <meta:document-statistic meta:table-count="0" meta:image-count="1" meta:object-count="0" meta:page-count="5" meta:paragraph-count="2" meta:word-count="1850" meta:character-count="13385" meta:non-whitespace-character-count="11510"/>
  </office:meta>
</office:document-meta>
</file>